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2bd6" officeooo:paragraph-rsid="00122b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3679" officeooo:paragraph-rsid="001236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2bd6" officeooo:paragraph-rsid="00122bd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f050" style:font-weight-asian="normal" style:font-weight-complex="normal"/>
    </style:style>
    <style:style style:name="T3" style:family="text">
      <style:text-properties fo:font-weight="normal" officeooo:rsid="0015e132" style:font-weight-asian="normal" style:font-weight-complex="normal"/>
    </style:style>
    <style:style style:name="T4" style:family="text">
      <style:text-properties fo:font-weight="normal" officeooo:rsid="00167b7e" style:font-weight-asian="normal" style:font-weight-complex="normal"/>
    </style:style>
    <style:style style:name="T5" style:family="text">
      <style:text-properties officeooo:rsid="0014f050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7c3f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a403e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b5074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1b5074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inamento Docker</text:p>
      <text:p text:style-name="P3"/>
      <text:p text:style-name="P2"><text:span text:style-name="T5">service</text:span><text:span text:style-name="T2"> </text:span><text:span text:style-name="T5">=</text:span><text:span text:style-name="T2"> um nome, mais uma camada. um objeto… toda vez que alguem bater nesse service ele vai distribuir para estas replicas. </text:span><text:span text:style-name="T3">Estas replicas sao containers. </text:span><text:span text:style-name="T4">Automaticamente, quando eu tenho um service criado, eu tenho tambem um dns</text:span><text:span text:style-name="T1"><text:line-break/></text:span><text:span text:style-name="T7"># </text:span><text:span text:style-name="T6">docker service create --name nginx --replicas </text:span><text:span text:style-name="T8">10</text:span><text:span text:style-name="T6"> -p 8080:80 nginx</text:span><text:span text:style-name="T1"><text:line-break/><text:line-break/></text:span><text:span text:style-name="T9"># docker service logs -f nginx</text:span></text:p>
      <text:p text:style-name="P2"><text:span text:style-name="T10"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6:21:23.144861073</meta:creation-date>
    <meta:editing-duration>PT18S</meta:editing-duration>
    <meta:editing-cycles>2</meta:editing-cycles>
    <meta:generator>LibreOffice/5.0.6.2$Linux_X86_64 LibreOffice_project/00$Build-2</meta:generator>
    <meta:initial-creator>Suporte </meta:initial-creator>
    <dc:date>2018-05-06T16:21:34.313818914</dc:date>
    <dc:creator>Suporte </dc:creator>
    <meta:document-statistic meta:table-count="0" meta:image-count="0" meta:object-count="0" meta:page-count="1" meta:paragraph-count="3" meta:word-count="59" meta:character-count="357" meta:non-whitespace-character-count="294"/>
  </office:meta>
</office:document-meta>
</file>